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2.170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1700000000000004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2.032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2390000000000003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2.170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1700000000000004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2.032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2390000000000003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ctt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ud1/instances/DDS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>
          <table:table-cell office:value-type="string">
            <text:p>ud1/instances/DDS3.lp</text:p>
          </table:table-cell>
          <table:table-cell office:value-type="float" office:value="4.231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4.28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4.264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4.389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office:value-type="float" office:value="4.372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.0"/>
          <table:table-cell table:formula="of:=MIN([.$B4];[.$H4];[.$N4];[.$T4];[.$Z4])" office:value-type="float"/>
          <table:table-cell table:formula="of:=MIN([.$C4];[.$I4];[.$O4];[.$U4];[.$AA4])" office:value-type="float"/>
          <table:table-cell table:formula="of:=MIN([.$D4];[.$J4];[.$P4];[.$V4];[.$AB4])" office:value-type="float"/>
          <table:table-cell table:formula="of:=MIN([.$E4];[.$K4];[.$Q4];[.$W4];[.$AC4])" office:value-type="float"/>
          <table:table-cell table:formula="of:=MIN([.$F4];[.$L4];[.$R4];[.$X4];[.$AD4])" office:value-type="float"/>
          <table:table-cell table:formula="of:=MIN([.$G4];[.$M4];[.$S4];[.$Y4];[.$AE4])" office:value-type="float"/>
          <table:table-cell table:formula="of:=MEDIAN([.$B4];[.$H4];[.$N4];[.$T4];[.$Z4])" office:value-type="float"/>
          <table:table-cell table:formula="of:=MEDIAN([.$C4];[.$I4];[.$O4];[.$U4];[.$AA4])" office:value-type="float"/>
          <table:table-cell table:formula="of:=MEDIAN([.$D4];[.$J4];[.$P4];[.$V4];[.$AB4])" office:value-type="float"/>
          <table:table-cell table:formula="of:=MEDIAN([.$E4];[.$K4];[.$Q4];[.$W4];[.$AC4])" office:value-type="float"/>
          <table:table-cell table:formula="of:=MEDIAN([.$F4];[.$L4];[.$R4];[.$X4];[.$AD4])" office:value-type="float"/>
          <table:table-cell table:formula="of:=MEDIAN([.$G4];[.$M4];[.$S4];[.$Y4];[.$AE4])" office:value-type="float"/>
          <table:table-cell table:formula="of:=MAX([.$B4];[.$H4];[.$N4];[.$T4];[.$Z4])" office:value-type="float"/>
          <table:table-cell table:formula="of:=MAX([.$C4];[.$I4];[.$O4];[.$U4];[.$AA4])" office:value-type="float"/>
          <table:table-cell table:formula="of:=MAX([.$D4];[.$J4];[.$P4];[.$V4];[.$AB4])" office:value-type="float"/>
          <table:table-cell table:formula="of:=MAX([.$E4];[.$K4];[.$Q4];[.$W4];[.$AC4])" office:value-type="float"/>
          <table:table-cell table:formula="of:=MAX([.$F4];[.$L4];[.$R4];[.$X4];[.$AD4])" office:value-type="float"/>
          <table:table-cell table:formula="of:=MAX([.$G4];[.$M4];[.$S4];[.$Y4];[.$AE4])" office:value-type="float"/>
        </table:table-row>
        <table:table-row table:style-name="ro1">
          <table:table-cell office:value-type="string">
            <text:p>ud1/instances/DDS7.lp</text:p>
          </table:table-cell>
          <table:table-cell office:value-type="float" office:value="1122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table:style-name="cellBest" office:value-type="float" office:value="1064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1149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office:value-type="float" office:value="1117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table:style-name="cellWorst" office:value-type="float" office:value="1191.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.0"/>
          <table:table-cell table:formula="of:=MIN([.$B5];[.$H5];[.$N5];[.$T5];[.$Z5])" office:value-type="float"/>
          <table:table-cell table:formula="of:=MIN([.$C5];[.$I5];[.$O5];[.$U5];[.$AA5])" office:value-type="float"/>
          <table:table-cell table:formula="of:=MIN([.$D5];[.$J5];[.$P5];[.$V5];[.$AB5])" office:value-type="float"/>
          <table:table-cell table:formula="of:=MIN([.$E5];[.$K5];[.$Q5];[.$W5];[.$AC5])" office:value-type="float"/>
          <table:table-cell table:formula="of:=MIN([.$F5];[.$L5];[.$R5];[.$X5];[.$AD5])" office:value-type="float"/>
          <table:table-cell table:formula="of:=MIN([.$G5];[.$M5];[.$S5];[.$Y5];[.$AE5])" office:value-type="float"/>
          <table:table-cell table:formula="of:=MEDIAN([.$B5];[.$H5];[.$N5];[.$T5];[.$Z5])" office:value-type="float"/>
          <table:table-cell table:formula="of:=MEDIAN([.$C5];[.$I5];[.$O5];[.$U5];[.$AA5])" office:value-type="float"/>
          <table:table-cell table:formula="of:=MEDIAN([.$D5];[.$J5];[.$P5];[.$V5];[.$AB5])" office:value-type="float"/>
          <table:table-cell table:formula="of:=MEDIAN([.$E5];[.$K5];[.$Q5];[.$W5];[.$AC5])" office:value-type="float"/>
          <table:table-cell table:formula="of:=MEDIAN([.$F5];[.$L5];[.$R5];[.$X5];[.$AD5])" office:value-type="float"/>
          <table:table-cell table:formula="of:=MEDIAN([.$G5];[.$M5];[.$S5];[.$Y5];[.$AE5])" office:value-type="float"/>
          <table:table-cell table:formula="of:=MAX([.$B5];[.$H5];[.$N5];[.$T5];[.$Z5])" office:value-type="float"/>
          <table:table-cell table:formula="of:=MAX([.$C5];[.$I5];[.$O5];[.$U5];[.$AA5])" office:value-type="float"/>
          <table:table-cell table:formula="of:=MAX([.$D5];[.$J5];[.$P5];[.$V5];[.$AB5])" office:value-type="float"/>
          <table:table-cell table:formula="of:=MAX([.$E5];[.$K5];[.$Q5];[.$W5];[.$AC5])" office:value-type="float"/>
          <table:table-cell table:formula="of:=MAX([.$F5];[.$L5];[.$R5];[.$X5];[.$AD5])" office:value-type="float"/>
          <table:table-cell table:formula="of:=MAX([.$G5];[.$M5];[.$S5];[.$Y5];[.$AE5])" office:value-type="float"/>
        </table:table-row>
        <table:table-row table:style-name="ro1">
          <table:table-cell office:value-type="string">
            <text:p>ud1/instances/EA02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H6];[.$N6];[.$T6];[.$Z6])" office:value-type="float"/>
          <table:table-cell table:formula="of:=MIN([.$C6];[.$I6];[.$O6];[.$U6];[.$AA6])" office:value-type="float"/>
          <table:table-cell table:formula="of:=MIN([.$D6];[.$J6];[.$P6];[.$V6];[.$AB6])" office:value-type="float"/>
          <table:table-cell table:formula="of:=MIN([.$E6];[.$K6];[.$Q6];[.$W6];[.$AC6])" office:value-type="float"/>
          <table:table-cell table:formula="of:=MIN([.$F6];[.$L6];[.$R6];[.$X6];[.$AD6])" office:value-type="float"/>
          <table:table-cell table:formula="of:=MIN([.$G6];[.$M6];[.$S6];[.$Y6];[.$AE6])" office:value-type="float"/>
          <table:table-cell table:formula="of:=MEDIAN([.$B6];[.$H6];[.$N6];[.$T6];[.$Z6])" office:value-type="float"/>
          <table:table-cell table:formula="of:=MEDIAN([.$C6];[.$I6];[.$O6];[.$U6];[.$AA6])" office:value-type="float"/>
          <table:table-cell table:formula="of:=MEDIAN([.$D6];[.$J6];[.$P6];[.$V6];[.$AB6])" office:value-type="float"/>
          <table:table-cell table:formula="of:=MEDIAN([.$E6];[.$K6];[.$Q6];[.$W6];[.$AC6])" office:value-type="float"/>
          <table:table-cell table:formula="of:=MEDIAN([.$F6];[.$L6];[.$R6];[.$X6];[.$AD6])" office:value-type="float"/>
          <table:table-cell table:formula="of:=MEDIAN([.$G6];[.$M6];[.$S6];[.$Y6];[.$AE6])" office:value-type="float"/>
          <table:table-cell table:formula="of:=MAX([.$B6];[.$H6];[.$N6];[.$T6];[.$Z6])" office:value-type="float"/>
          <table:table-cell table:formula="of:=MAX([.$C6];[.$I6];[.$O6];[.$U6];[.$AA6])" office:value-type="float"/>
          <table:table-cell table:formula="of:=MAX([.$D6];[.$J6];[.$P6];[.$V6];[.$AB6])" office:value-type="float"/>
          <table:table-cell table:formula="of:=MAX([.$E6];[.$K6];[.$Q6];[.$W6];[.$AC6])" office:value-type="float"/>
          <table:table-cell table:formula="of:=MAX([.$F6];[.$L6];[.$R6];[.$X6];[.$AD6])" office:value-type="float"/>
          <table:table-cell table:formula="of:=MAX([.$G6];[.$M6];[.$S6];[.$Y6];[.$AE6])" office:value-type="float"/>
        </table:table-row>
        <table:table-row table:style-name="ro1">
          <table:table-cell office:value-type="string">
            <text:p>ud1/instances/EA04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H7];[.$N7];[.$T7];[.$Z7])" office:value-type="float"/>
          <table:table-cell table:formula="of:=MIN([.$C7];[.$I7];[.$O7];[.$U7];[.$AA7])" office:value-type="float"/>
          <table:table-cell table:formula="of:=MIN([.$D7];[.$J7];[.$P7];[.$V7];[.$AB7])" office:value-type="float"/>
          <table:table-cell table:formula="of:=MIN([.$E7];[.$K7];[.$Q7];[.$W7];[.$AC7])" office:value-type="float"/>
          <table:table-cell table:formula="of:=MIN([.$F7];[.$L7];[.$R7];[.$X7];[.$AD7])" office:value-type="float"/>
          <table:table-cell table:formula="of:=MIN([.$G7];[.$M7];[.$S7];[.$Y7];[.$AE7])" office:value-type="float"/>
          <table:table-cell table:formula="of:=MEDIAN([.$B7];[.$H7];[.$N7];[.$T7];[.$Z7])" office:value-type="float"/>
          <table:table-cell table:formula="of:=MEDIAN([.$C7];[.$I7];[.$O7];[.$U7];[.$AA7])" office:value-type="float"/>
          <table:table-cell table:formula="of:=MEDIAN([.$D7];[.$J7];[.$P7];[.$V7];[.$AB7])" office:value-type="float"/>
          <table:table-cell table:formula="of:=MEDIAN([.$E7];[.$K7];[.$Q7];[.$W7];[.$AC7])" office:value-type="float"/>
          <table:table-cell table:formula="of:=MEDIAN([.$F7];[.$L7];[.$R7];[.$X7];[.$AD7])" office:value-type="float"/>
          <table:table-cell table:formula="of:=MEDIAN([.$G7];[.$M7];[.$S7];[.$Y7];[.$AE7])" office:value-type="float"/>
          <table:table-cell table:formula="of:=MAX([.$B7];[.$H7];[.$N7];[.$T7];[.$Z7])" office:value-type="float"/>
          <table:table-cell table:formula="of:=MAX([.$C7];[.$I7];[.$O7];[.$U7];[.$AA7])" office:value-type="float"/>
          <table:table-cell table:formula="of:=MAX([.$D7];[.$J7];[.$P7];[.$V7];[.$AB7])" office:value-type="float"/>
          <table:table-cell table:formula="of:=MAX([.$E7];[.$K7];[.$Q7];[.$W7];[.$AC7])" office:value-type="float"/>
          <table:table-cell table:formula="of:=MAX([.$F7];[.$L7];[.$R7];[.$X7];[.$AD7])" office:value-type="float"/>
          <table:table-cell table:formula="of:=MAX([.$G7];[.$M7];[.$S7];[.$Y7];[.$AE7])" office:value-type="float"/>
        </table:table-row>
        <table:table-row table:style-name="ro1">
          <table:table-cell office:value-type="string">
            <text:p>ud1/instances/EA05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H8];[.$N8];[.$T8];[.$Z8])" office:value-type="float"/>
          <table:table-cell table:formula="of:=MIN([.$C8];[.$I8];[.$O8];[.$U8];[.$AA8])" office:value-type="float"/>
          <table:table-cell table:formula="of:=MIN([.$D8];[.$J8];[.$P8];[.$V8];[.$AB8])" office:value-type="float"/>
          <table:table-cell table:formula="of:=MIN([.$E8];[.$K8];[.$Q8];[.$W8];[.$AC8])" office:value-type="float"/>
          <table:table-cell table:formula="of:=MIN([.$F8];[.$L8];[.$R8];[.$X8];[.$AD8])" office:value-type="float"/>
          <table:table-cell table:formula="of:=MIN([.$G8];[.$M8];[.$S8];[.$Y8];[.$AE8])" office:value-type="float"/>
          <table:table-cell table:formula="of:=MEDIAN([.$B8];[.$H8];[.$N8];[.$T8];[.$Z8])" office:value-type="float"/>
          <table:table-cell table:formula="of:=MEDIAN([.$C8];[.$I8];[.$O8];[.$U8];[.$AA8])" office:value-type="float"/>
          <table:table-cell table:formula="of:=MEDIAN([.$D8];[.$J8];[.$P8];[.$V8];[.$AB8])" office:value-type="float"/>
          <table:table-cell table:formula="of:=MEDIAN([.$E8];[.$K8];[.$Q8];[.$W8];[.$AC8])" office:value-type="float"/>
          <table:table-cell table:formula="of:=MEDIAN([.$F8];[.$L8];[.$R8];[.$X8];[.$AD8])" office:value-type="float"/>
          <table:table-cell table:formula="of:=MEDIAN([.$G8];[.$M8];[.$S8];[.$Y8];[.$AE8])" office:value-type="float"/>
          <table:table-cell table:formula="of:=MAX([.$B8];[.$H8];[.$N8];[.$T8];[.$Z8])" office:value-type="float"/>
          <table:table-cell table:formula="of:=MAX([.$C8];[.$I8];[.$O8];[.$U8];[.$AA8])" office:value-type="float"/>
          <table:table-cell table:formula="of:=MAX([.$D8];[.$J8];[.$P8];[.$V8];[.$AB8])" office:value-type="float"/>
          <table:table-cell table:formula="of:=MAX([.$E8];[.$K8];[.$Q8];[.$W8];[.$AC8])" office:value-type="float"/>
          <table:table-cell table:formula="of:=MAX([.$F8];[.$L8];[.$R8];[.$X8];[.$AD8])" office:value-type="float"/>
          <table:table-cell table:formula="of:=MAX([.$G8];[.$M8];[.$S8];[.$Y8];[.$AE8])" office:value-type="float"/>
        </table:table-row>
        <table:table-row table:style-name="ro1">
          <table:table-cell office:value-type="string">
            <text:p>ud1/instances/EA0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H9];[.$N9];[.$T9];[.$Z9])" office:value-type="float"/>
          <table:table-cell table:formula="of:=MIN([.$C9];[.$I9];[.$O9];[.$U9];[.$AA9])" office:value-type="float"/>
          <table:table-cell table:formula="of:=MIN([.$D9];[.$J9];[.$P9];[.$V9];[.$AB9])" office:value-type="float"/>
          <table:table-cell table:formula="of:=MIN([.$E9];[.$K9];[.$Q9];[.$W9];[.$AC9])" office:value-type="float"/>
          <table:table-cell table:formula="of:=MIN([.$F9];[.$L9];[.$R9];[.$X9];[.$AD9])" office:value-type="float"/>
          <table:table-cell table:formula="of:=MIN([.$G9];[.$M9];[.$S9];[.$Y9];[.$AE9])" office:value-type="float"/>
          <table:table-cell table:formula="of:=MEDIAN([.$B9];[.$H9];[.$N9];[.$T9];[.$Z9])" office:value-type="float"/>
          <table:table-cell table:formula="of:=MEDIAN([.$C9];[.$I9];[.$O9];[.$U9];[.$AA9])" office:value-type="float"/>
          <table:table-cell table:formula="of:=MEDIAN([.$D9];[.$J9];[.$P9];[.$V9];[.$AB9])" office:value-type="float"/>
          <table:table-cell table:formula="of:=MEDIAN([.$E9];[.$K9];[.$Q9];[.$W9];[.$AC9])" office:value-type="float"/>
          <table:table-cell table:formula="of:=MEDIAN([.$F9];[.$L9];[.$R9];[.$X9];[.$AD9])" office:value-type="float"/>
          <table:table-cell table:formula="of:=MEDIAN([.$G9];[.$M9];[.$S9];[.$Y9];[.$AE9])" office:value-type="float"/>
          <table:table-cell table:formula="of:=MAX([.$B9];[.$H9];[.$N9];[.$T9];[.$Z9])" office:value-type="float"/>
          <table:table-cell table:formula="of:=MAX([.$C9];[.$I9];[.$O9];[.$U9];[.$AA9])" office:value-type="float"/>
          <table:table-cell table:formula="of:=MAX([.$D9];[.$J9];[.$P9];[.$V9];[.$AB9])" office:value-type="float"/>
          <table:table-cell table:formula="of:=MAX([.$E9];[.$K9];[.$Q9];[.$W9];[.$AC9])" office:value-type="float"/>
          <table:table-cell table:formula="of:=MAX([.$F9];[.$L9];[.$R9];[.$X9];[.$AD9])" office:value-type="float"/>
          <table:table-cell table:formula="of:=MAX([.$G9];[.$M9];[.$S9];[.$Y9];[.$AE9])" office:value-type="float"/>
        </table:table-row>
        <table:table-row table:style-name="ro1">
          <table:table-cell office:value-type="string">
            <text:p>ud1/instances/EA08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H10];[.$N10];[.$T10];[.$Z10])" office:value-type="float"/>
          <table:table-cell table:formula="of:=MIN([.$C10];[.$I10];[.$O10];[.$U10];[.$AA10])" office:value-type="float"/>
          <table:table-cell table:formula="of:=MIN([.$D10];[.$J10];[.$P10];[.$V10];[.$AB10])" office:value-type="float"/>
          <table:table-cell table:formula="of:=MIN([.$E10];[.$K10];[.$Q10];[.$W10];[.$AC10])" office:value-type="float"/>
          <table:table-cell table:formula="of:=MIN([.$F10];[.$L10];[.$R10];[.$X10];[.$AD10])" office:value-type="float"/>
          <table:table-cell table:formula="of:=MIN([.$G10];[.$M10];[.$S10];[.$Y10];[.$AE10])" office:value-type="float"/>
          <table:table-cell table:formula="of:=MEDIAN([.$B10];[.$H10];[.$N10];[.$T10];[.$Z10])" office:value-type="float"/>
          <table:table-cell table:formula="of:=MEDIAN([.$C10];[.$I10];[.$O10];[.$U10];[.$AA10])" office:value-type="float"/>
          <table:table-cell table:formula="of:=MEDIAN([.$D10];[.$J10];[.$P10];[.$V10];[.$AB10])" office:value-type="float"/>
          <table:table-cell table:formula="of:=MEDIAN([.$E10];[.$K10];[.$Q10];[.$W10];[.$AC10])" office:value-type="float"/>
          <table:table-cell table:formula="of:=MEDIAN([.$F10];[.$L10];[.$R10];[.$X10];[.$AD10])" office:value-type="float"/>
          <table:table-cell table:formula="of:=MEDIAN([.$G10];[.$M10];[.$S10];[.$Y10];[.$AE10])" office:value-type="float"/>
          <table:table-cell table:formula="of:=MAX([.$B10];[.$H10];[.$N10];[.$T10];[.$Z10])" office:value-type="float"/>
          <table:table-cell table:formula="of:=MAX([.$C10];[.$I10];[.$O10];[.$U10];[.$AA10])" office:value-type="float"/>
          <table:table-cell table:formula="of:=MAX([.$D10];[.$J10];[.$P10];[.$V10];[.$AB10])" office:value-type="float"/>
          <table:table-cell table:formula="of:=MAX([.$E10];[.$K10];[.$Q10];[.$W10];[.$AC10])" office:value-type="float"/>
          <table:table-cell table:formula="of:=MAX([.$F10];[.$L10];[.$R10];[.$X10];[.$AD10])" office:value-type="float"/>
          <table:table-cell table:formula="of:=MAX([.$G10];[.$M10];[.$S10];[.$Y10];[.$AE10])" office:value-type="float"/>
        </table:table-row>
        <table:table-row table:style-name="ro1">
          <table:table-cell office:value-type="string">
            <text:p>ud1/instances/EA11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H11];[.$N11];[.$T11];[.$Z11])" office:value-type="float"/>
          <table:table-cell table:formula="of:=MIN([.$C11];[.$I11];[.$O11];[.$U11];[.$AA11])" office:value-type="float"/>
          <table:table-cell table:formula="of:=MIN([.$D11];[.$J11];[.$P11];[.$V11];[.$AB11])" office:value-type="float"/>
          <table:table-cell table:formula="of:=MIN([.$E11];[.$K11];[.$Q11];[.$W11];[.$AC11])" office:value-type="float"/>
          <table:table-cell table:formula="of:=MIN([.$F11];[.$L11];[.$R11];[.$X11];[.$AD11])" office:value-type="float"/>
          <table:table-cell table:formula="of:=MIN([.$G11];[.$M11];[.$S11];[.$Y11];[.$AE11])" office:value-type="float"/>
          <table:table-cell table:formula="of:=MEDIAN([.$B11];[.$H11];[.$N11];[.$T11];[.$Z11])" office:value-type="float"/>
          <table:table-cell table:formula="of:=MEDIAN([.$C11];[.$I11];[.$O11];[.$U11];[.$AA11])" office:value-type="float"/>
          <table:table-cell table:formula="of:=MEDIAN([.$D11];[.$J11];[.$P11];[.$V11];[.$AB11])" office:value-type="float"/>
          <table:table-cell table:formula="of:=MEDIAN([.$E11];[.$K11];[.$Q11];[.$W11];[.$AC11])" office:value-type="float"/>
          <table:table-cell table:formula="of:=MEDIAN([.$F11];[.$L11];[.$R11];[.$X11];[.$AD11])" office:value-type="float"/>
          <table:table-cell table:formula="of:=MEDIAN([.$G11];[.$M11];[.$S11];[.$Y11];[.$AE11])" office:value-type="float"/>
          <table:table-cell table:formula="of:=MAX([.$B11];[.$H11];[.$N11];[.$T11];[.$Z11])" office:value-type="float"/>
          <table:table-cell table:formula="of:=MAX([.$C11];[.$I11];[.$O11];[.$U11];[.$AA11])" office:value-type="float"/>
          <table:table-cell table:formula="of:=MAX([.$D11];[.$J11];[.$P11];[.$V11];[.$AB11])" office:value-type="float"/>
          <table:table-cell table:formula="of:=MAX([.$E11];[.$K11];[.$Q11];[.$W11];[.$AC11])" office:value-type="float"/>
          <table:table-cell table:formula="of:=MAX([.$F11];[.$L11];[.$R11];[.$X11];[.$AD11])" office:value-type="float"/>
          <table:table-cell table:formula="of:=MAX([.$G11];[.$M11];[.$S11];[.$Y11];[.$AE11])" office:value-type="float"/>
        </table:table-row>
        <table:table-row table:style-name="ro1">
          <table:table-cell office:value-type="string">
            <text:p>ud1/instances/EA12.lp</text:p>
          </table:table-cell>
          <table:table-cell office:value-type="float" office:value="845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.0"/>
          <table:table-cell office:value-type="float" office:value="849.4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.0"/>
          <table:table-cell office:value-type="float" office:value="818.6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.0"/>
          <table:table-cell table:style-name="cellWorst"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811.5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.0"/>
          <table:table-cell table:formula="of:=MIN([.$B12];[.$H12];[.$N12];[.$T12];[.$Z12])" office:value-type="float"/>
          <table:table-cell table:formula="of:=MIN([.$C12];[.$I12];[.$O12];[.$U12];[.$AA12])" office:value-type="float"/>
          <table:table-cell table:formula="of:=MIN([.$D12];[.$J12];[.$P12];[.$V12];[.$AB12])" office:value-type="float"/>
          <table:table-cell table:formula="of:=MIN([.$E12];[.$K12];[.$Q12];[.$W12];[.$AC12])" office:value-type="float"/>
          <table:table-cell table:formula="of:=MIN([.$F12];[.$L12];[.$R12];[.$X12];[.$AD12])" office:value-type="float"/>
          <table:table-cell table:formula="of:=MIN([.$G12];[.$M12];[.$S12];[.$Y12];[.$AE12])" office:value-type="float"/>
          <table:table-cell table:formula="of:=MEDIAN([.$B12];[.$H12];[.$N12];[.$T12];[.$Z12])" office:value-type="float"/>
          <table:table-cell table:formula="of:=MEDIAN([.$C12];[.$I12];[.$O12];[.$U12];[.$AA12])" office:value-type="float"/>
          <table:table-cell table:formula="of:=MEDIAN([.$D12];[.$J12];[.$P12];[.$V12];[.$AB12])" office:value-type="float"/>
          <table:table-cell table:formula="of:=MEDIAN([.$E12];[.$K12];[.$Q12];[.$W12];[.$AC12])" office:value-type="float"/>
          <table:table-cell table:formula="of:=MEDIAN([.$F12];[.$L12];[.$R12];[.$X12];[.$AD12])" office:value-type="float"/>
          <table:table-cell table:formula="of:=MEDIAN([.$G12];[.$M12];[.$S12];[.$Y12];[.$AE12])" office:value-type="float"/>
          <table:table-cell table:formula="of:=MAX([.$B12];[.$H12];[.$N12];[.$T12];[.$Z12])" office:value-type="float"/>
          <table:table-cell table:formula="of:=MAX([.$C12];[.$I12];[.$O12];[.$U12];[.$AA12])" office:value-type="float"/>
          <table:table-cell table:formula="of:=MAX([.$D12];[.$J12];[.$P12];[.$V12];[.$AB12])" office:value-type="float"/>
          <table:table-cell table:formula="of:=MAX([.$E12];[.$K12];[.$Q12];[.$W12];[.$AC12])" office:value-type="float"/>
          <table:table-cell table:formula="of:=MAX([.$F12];[.$L12];[.$R12];[.$X12];[.$AD12])" office:value-type="float"/>
          <table:table-cell table:formula="of:=MAX([.$G12];[.$M12];[.$S12];[.$Y12];[.$AE12])" office:value-type="float"/>
        </table:table-row>
        <table:table-row table:style-name="ro1">
          <table:table-cell office:value-type="string">
            <text:p>ud1/instances/Udine6.lp</text:p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H13];[.$N13];[.$T13];[.$Z13])" office:value-type="float"/>
          <table:table-cell table:formula="of:=MIN([.$C13];[.$I13];[.$O13];[.$U13];[.$AA13])" office:value-type="float"/>
          <table:table-cell table:formula="of:=MIN([.$D13];[.$J13];[.$P13];[.$V13];[.$AB13])" office:value-type="float"/>
          <table:table-cell table:formula="of:=MIN([.$E13];[.$K13];[.$Q13];[.$W13];[.$AC13])" office:value-type="float"/>
          <table:table-cell table:formula="of:=MIN([.$F13];[.$L13];[.$R13];[.$X13];[.$AD13])" office:value-type="float"/>
          <table:table-cell table:formula="of:=MIN([.$G13];[.$M13];[.$S13];[.$Y13];[.$AE13])" office:value-type="float"/>
          <table:table-cell table:formula="of:=MEDIAN([.$B13];[.$H13];[.$N13];[.$T13];[.$Z13])" office:value-type="float"/>
          <table:table-cell table:formula="of:=MEDIAN([.$C13];[.$I13];[.$O13];[.$U13];[.$AA13])" office:value-type="float"/>
          <table:table-cell table:formula="of:=MEDIAN([.$D13];[.$J13];[.$P13];[.$V13];[.$AB13])" office:value-type="float"/>
          <table:table-cell table:formula="of:=MEDIAN([.$E13];[.$K13];[.$Q13];[.$W13];[.$AC13])" office:value-type="float"/>
          <table:table-cell table:formula="of:=MEDIAN([.$F13];[.$L13];[.$R13];[.$X13];[.$AD13])" office:value-type="float"/>
          <table:table-cell table:formula="of:=MEDIAN([.$G13];[.$M13];[.$S13];[.$Y13];[.$AE13])" office:value-type="float"/>
          <table:table-cell table:formula="of:=MAX([.$B13];[.$H13];[.$N13];[.$T13];[.$Z13])" office:value-type="float"/>
          <table:table-cell table:formula="of:=MAX([.$C13];[.$I13];[.$O13];[.$U13];[.$AA13])" office:value-type="float"/>
          <table:table-cell table:formula="of:=MAX([.$D13];[.$J13];[.$P13];[.$V13];[.$AB13])" office:value-type="float"/>
          <table:table-cell table:formula="of:=MAX([.$E13];[.$K13];[.$Q13];[.$W13];[.$AC13])" office:value-type="float"/>
          <table:table-cell table:formula="of:=MAX([.$F13];[.$L13];[.$R13];[.$X13];[.$AD13])" office:value-type="float"/>
          <table:table-cell table:formula="of:=MAX([.$G13];[.$M13];[.$S13];[.$Y13];[.$AE13])" office:value-type="float"/>
        </table:table-row>
        <table:table-row table:style-name="ro1">
          <table:table-cell office:value-type="string">
            <text:p>ud1/instances/comp11.lp</text:p>
          </table:table-cell>
          <table:table-cell table:style-name="cellBest" office:value-type="float" office:value="43.6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43.96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46.11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office:value-type="float" office:value="46.87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table:style-name="cellWorst" office:value-type="float" office:value="53.1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.0"/>
          <table:table-cell table:formula="of:=MIN([.$B14];[.$H14];[.$N14];[.$T14];[.$Z14])" office:value-type="float"/>
          <table:table-cell table:formula="of:=MIN([.$C14];[.$I14];[.$O14];[.$U14];[.$AA14])" office:value-type="float"/>
          <table:table-cell table:formula="of:=MIN([.$D14];[.$J14];[.$P14];[.$V14];[.$AB14])" office:value-type="float"/>
          <table:table-cell table:formula="of:=MIN([.$E14];[.$K14];[.$Q14];[.$W14];[.$AC14])" office:value-type="float"/>
          <table:table-cell table:formula="of:=MIN([.$F14];[.$L14];[.$R14];[.$X14];[.$AD14])" office:value-type="float"/>
          <table:table-cell table:formula="of:=MIN([.$G14];[.$M14];[.$S14];[.$Y14];[.$AE14])" office:value-type="float"/>
          <table:table-cell table:formula="of:=MEDIAN([.$B14];[.$H14];[.$N14];[.$T14];[.$Z14])" office:value-type="float"/>
          <table:table-cell table:formula="of:=MEDIAN([.$C14];[.$I14];[.$O14];[.$U14];[.$AA14])" office:value-type="float"/>
          <table:table-cell table:formula="of:=MEDIAN([.$D14];[.$J14];[.$P14];[.$V14];[.$AB14])" office:value-type="float"/>
          <table:table-cell table:formula="of:=MEDIAN([.$E14];[.$K14];[.$Q14];[.$W14];[.$AC14])" office:value-type="float"/>
          <table:table-cell table:formula="of:=MEDIAN([.$F14];[.$L14];[.$R14];[.$X14];[.$AD14])" office:value-type="float"/>
          <table:table-cell table:formula="of:=MEDIAN([.$G14];[.$M14];[.$S14];[.$Y14];[.$AE14])" office:value-type="float"/>
          <table:table-cell table:formula="of:=MAX([.$B14];[.$H14];[.$N14];[.$T14];[.$Z14])" office:value-type="float"/>
          <table:table-cell table:formula="of:=MAX([.$C14];[.$I14];[.$O14];[.$U14];[.$AA14])" office:value-type="float"/>
          <table:table-cell table:formula="of:=MAX([.$D14];[.$J14];[.$P14];[.$V14];[.$AB14])" office:value-type="float"/>
          <table:table-cell table:formula="of:=MAX([.$E14];[.$K14];[.$Q14];[.$W14];[.$AC14])" office:value-type="float"/>
          <table:table-cell table:formula="of:=MAX([.$F14];[.$L14];[.$R14];[.$X14];[.$AD14])" office:value-type="float"/>
          <table:table-cell table:formula="of:=MAX([.$G14];[.$M14];[.$S14];[.$Y14];[.$AE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style-name="cellBest"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style-name="cellWorst"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style-name="cellBest"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  <table:table-cell table:formula="of:=SUM([.AP3:.AP14])" office:value-type="float"/>
          <table:table-cell table:formula="of:=SUM([.AQ3:.AQ14])" office:value-type="float"/>
          <table:table-cell table:formula="of:=SUM([.AR3:.AR14])" office:value-type="float"/>
          <table:table-cell table:formula="of:=SUM([.AS3:.AS14])" office:value-type="float"/>
          <table:table-cell table:formula="of:=SUM([.AT3:.AT14])" office:value-type="float"/>
          <table:table-cell table:formula="of:=SUM([.AU3:.AU14])" office:value-type="float"/>
          <table:table-cell table:formula="of:=SUM([.AV3:.AV14])" office:value-type="float"/>
          <table:table-cell table:formula="of:=SUM([.AW3:.AW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style-name="cellBest"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style-name="cellWorst"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style-name="cellBest"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  <table:table-cell table:formula="of:=AVERAGE([.AP3:.AP14])" office:value-type="float"/>
          <table:table-cell table:formula="of:=AVERAGE([.AQ3:.AQ14])" office:value-type="float"/>
          <table:table-cell table:formula="of:=AVERAGE([.AR3:.AR14])" office:value-type="float"/>
          <table:table-cell table:formula="of:=AVERAGE([.AS3:.AS14])" office:value-type="float"/>
          <table:table-cell table:formula="of:=AVERAGE([.AT3:.AT14])" office:value-type="float"/>
          <table:table-cell table:formula="of:=AVERAGE([.AU3:.AU14])" office:value-type="float"/>
          <table:table-cell table:formula="of:=AVERAGE([.AV3:.AV14])" office:value-type="float"/>
          <table:table-cell table:formula="of:=AVERAGE([.AW3:.AW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style-name="cellBest"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style-name="cellBest"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  <table:table-cell table:formula="of:=STDEV([.AP3:.AP14])" office:value-type="float"/>
          <table:table-cell table:formula="of:=STDEV([.AQ3:.AQ14])" office:value-type="float"/>
          <table:table-cell table:formula="of:=STDEV([.AR3:.AR14])" office:value-type="float"/>
          <table:table-cell table:formula="of:=STDEV([.AS3:.AS14])" office:value-type="float"/>
          <table:table-cell table:formula="of:=STDEV([.AT3:.AT14])" office:value-type="float"/>
          <table:table-cell table:formula="of:=STDEV([.AU3:.AU14])" office:value-type="float"/>
          <table:table-cell table:formula="of:=STDEV([.AV3:.AV14])" office:value-type="float"/>
          <table:table-cell table:formula="of:=STDEV([.AW3:.AW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AF3:.$AF14])^2)^0.5" office:value-type="float"/>
          <table:table-cell table:number-matrix-columns-spanned="1" table:number-matrix-rows-spanned="1" table:formula="of:=SUM(([.C3:.C14]-[.$AG3:.$AG14])^2)^0.5" office:value-type="float"/>
          <table:table-cell table:number-matrix-columns-spanned="1" table:number-matrix-rows-spanned="1" table:formula="of:=SUM(([.D3:.D14]-[.$AH3:.$AH14])^2)^0.5" office:value-type="float"/>
          <table:table-cell table:number-matrix-columns-spanned="1" table:number-matrix-rows-spanned="1" table:formula="of:=SUM(([.E3:.E14]-[.$AI3:.$AI14])^2)^0.5" office:value-type="float"/>
          <table:table-cell table:number-matrix-columns-spanned="1" table:number-matrix-rows-spanned="1" table:formula="of:=SUM(([.F3:.F14]-[.$AJ3:.$AJ14])^2)^0.5" office:value-type="float"/>
          <table:table-cell table:number-matrix-columns-spanned="1" table:number-matrix-rows-spanned="1" table:formula="of:=SUM(([.G3:.G14]-[.$AK3:.$AK14])^2)^0.5" office:value-type="float"/>
          <table:table-cell table:style-name="cellBest" table:number-matrix-columns-spanned="1" table:number-matrix-rows-spanned="1" table:formula="of:=SUM(([.H3:.H14]-[.$AF3:.$AF14])^2)^0.5" office:value-type="float"/>
          <table:table-cell table:number-matrix-columns-spanned="1" table:number-matrix-rows-spanned="1" table:formula="of:=SUM(([.I3:.I14]-[.$AG3:.$AG14])^2)^0.5" office:value-type="float"/>
          <table:table-cell table:number-matrix-columns-spanned="1" table:number-matrix-rows-spanned="1" table:formula="of:=SUM(([.J3:.J14]-[.$AH3:.$AH14])^2)^0.5" office:value-type="float"/>
          <table:table-cell table:number-matrix-columns-spanned="1" table:number-matrix-rows-spanned="1" table:formula="of:=SUM(([.K3:.K14]-[.$AI3:.$AI14])^2)^0.5" office:value-type="float"/>
          <table:table-cell table:number-matrix-columns-spanned="1" table:number-matrix-rows-spanned="1" table:formula="of:=SUM(([.L3:.L14]-[.$AJ3:.$AJ14])^2)^0.5" office:value-type="float"/>
          <table:table-cell table:number-matrix-columns-spanned="1" table:number-matrix-rows-spanned="1" table:formula="of:=SUM(([.M3:.M14]-[.$AK3:.$AK14])^2)^0.5" office:value-type="float"/>
          <table:table-cell table:number-matrix-columns-spanned="1" table:number-matrix-rows-spanned="1" table:formula="of:=SUM(([.N3:.N14]-[.$AF3:.$AF14])^2)^0.5" office:value-type="float"/>
          <table:table-cell table:number-matrix-columns-spanned="1" table:number-matrix-rows-spanned="1" table:formula="of:=SUM(([.O3:.O14]-[.$AG3:.$AG14])^2)^0.5" office:value-type="float"/>
          <table:table-cell table:number-matrix-columns-spanned="1" table:number-matrix-rows-spanned="1" table:formula="of:=SUM(([.P3:.P14]-[.$AH3:.$AH14])^2)^0.5" office:value-type="float"/>
          <table:table-cell table:number-matrix-columns-spanned="1" table:number-matrix-rows-spanned="1" table:formula="of:=SUM(([.Q3:.Q14]-[.$AI3:.$AI14])^2)^0.5" office:value-type="float"/>
          <table:table-cell table:number-matrix-columns-spanned="1" table:number-matrix-rows-spanned="1" table:formula="of:=SUM(([.R3:.R14]-[.$AJ3:.$AJ14])^2)^0.5" office:value-type="float"/>
          <table:table-cell table:number-matrix-columns-spanned="1" table:number-matrix-rows-spanned="1" table:formula="of:=SUM(([.S3:.S14]-[.$AK3:.$AK14])^2)^0.5" office:value-type="float"/>
          <table:table-cell table:style-name="cellWorst" table:number-matrix-columns-spanned="1" table:number-matrix-rows-spanned="1" table:formula="of:=SUM(([.T3:.T14]-[.$AF3:.$AF14])^2)^0.5" office:value-type="float"/>
          <table:table-cell table:number-matrix-columns-spanned="1" table:number-matrix-rows-spanned="1" table:formula="of:=SUM(([.U3:.U14]-[.$AG3:.$AG14])^2)^0.5" office:value-type="float"/>
          <table:table-cell table:number-matrix-columns-spanned="1" table:number-matrix-rows-spanned="1" table:formula="of:=SUM(([.V3:.V14]-[.$AH3:.$AH14])^2)^0.5" office:value-type="float"/>
          <table:table-cell table:number-matrix-columns-spanned="1" table:number-matrix-rows-spanned="1" table:formula="of:=SUM(([.W3:.W14]-[.$AI3:.$AI14])^2)^0.5" office:value-type="float"/>
          <table:table-cell table:number-matrix-columns-spanned="1" table:number-matrix-rows-spanned="1" table:formula="of:=SUM(([.X3:.X14]-[.$AJ3:.$AJ14])^2)^0.5" office:value-type="float"/>
          <table:table-cell table:number-matrix-columns-spanned="1" table:number-matrix-rows-spanned="1" table:formula="of:=SUM(([.Y3:.Y14]-[.$AK3:.$AK14])^2)^0.5" office:value-type="float"/>
          <table:table-cell table:number-matrix-columns-spanned="1" table:number-matrix-rows-spanned="1" table:formula="of:=SUM(([.Z3:.Z14]-[.$AF3:.$AF14])^2)^0.5" office:value-type="float"/>
          <table:table-cell table:number-matrix-columns-spanned="1" table:number-matrix-rows-spanned="1" table:formula="of:=SUM(([.AA3:.AA14]-[.$AG3:.$AG14])^2)^0.5" office:value-type="float"/>
          <table:table-cell table:number-matrix-columns-spanned="1" table:number-matrix-rows-spanned="1" table:formula="of:=SUM(([.AB3:.AB14]-[.$AH3:.$AH14])^2)^0.5" office:value-type="float"/>
          <table:table-cell table:number-matrix-columns-spanned="1" table:number-matrix-rows-spanned="1" table:formula="of:=SUM(([.AC3:.AC14]-[.$AI3:.$AI14])^2)^0.5" office:value-type="float"/>
          <table:table-cell table:number-matrix-columns-spanned="1" table:number-matrix-rows-spanned="1" table:formula="of:=SUM(([.AD3:.AD14]-[.$AJ3:.$AJ14])^2)^0.5" office:value-type="float"/>
          <table:table-cell table:number-matrix-columns-spanned="1" table:number-matrix-rows-spanned="1" table:formula="of:=SUM(([.AE3:.AE14]-[.$AK3:.$AK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F3:.$AF14])" office:value-type="float"/>
          <table:table-cell table:number-matrix-columns-spanned="1" table:number-matrix-rows-spanned="1" table:formula="of:=SUM([.I3:.I14]=[.$AG3:.$AG14])" office:value-type="float"/>
          <table:table-cell table:number-matrix-columns-spanned="1" table:number-matrix-rows-spanned="1" table:formula="of:=SUM([.J3:.J14]=[.$AH3:.$AH14])" office:value-type="float"/>
          <table:table-cell table:number-matrix-columns-spanned="1" table:number-matrix-rows-spanned="1" table:formula="of:=SUM([.K3:.K14]=[.$AI3:.$AI14])" office:value-type="float"/>
          <table:table-cell table:number-matrix-columns-spanned="1" table:number-matrix-rows-spanned="1" table:formula="of:=SUM([.L3:.L14]=[.$AJ3:.$AJ14])" office:value-type="float"/>
          <table:table-cell table:number-matrix-columns-spanned="1" table:number-matrix-rows-spanned="1" table:formula="of:=SUM([.M3:.M14]=[.$AK3:.$AK14])" office:value-type="float"/>
          <table:table-cell table:number-matrix-columns-spanned="1" table:number-matrix-rows-spanned="1" table:formula="of:=SUM([.N3:.N14]=[.$AF3:.$AF14])" office:value-type="float"/>
          <table:table-cell table:number-matrix-columns-spanned="1" table:number-matrix-rows-spanned="1" table:formula="of:=SUM([.O3:.O14]=[.$AG3:.$AG14])" office:value-type="float"/>
          <table:table-cell table:number-matrix-columns-spanned="1" table:number-matrix-rows-spanned="1" table:formula="of:=SUM([.P3:.P14]=[.$AH3:.$AH14])" office:value-type="float"/>
          <table:table-cell table:number-matrix-columns-spanned="1" table:number-matrix-rows-spanned="1" table:formula="of:=SUM([.Q3:.Q14]=[.$AI3:.$AI14])" office:value-type="float"/>
          <table:table-cell table:number-matrix-columns-spanned="1" table:number-matrix-rows-spanned="1" table:formula="of:=SUM([.R3:.R14]=[.$AJ3:.$AJ14])" office:value-type="float"/>
          <table:table-cell table:number-matrix-columns-spanned="1" table:number-matrix-rows-spanned="1" table:formula="of:=SUM([.S3:.S14]=[.$AK3:.$AK14])" office:value-type="float"/>
          <table:table-cell table:number-matrix-columns-spanned="1" table:number-matrix-rows-spanned="1" table:formula="of:=SUM([.T3:.T14]=[.$AF3:.$AF14])" office:value-type="float"/>
          <table:table-cell table:number-matrix-columns-spanned="1" table:number-matrix-rows-spanned="1" table:formula="of:=SUM([.U3:.U14]=[.$AG3:.$AG14])" office:value-type="float"/>
          <table:table-cell table:number-matrix-columns-spanned="1" table:number-matrix-rows-spanned="1" table:formula="of:=SUM([.V3:.V14]=[.$AH3:.$AH14])" office:value-type="float"/>
          <table:table-cell table:number-matrix-columns-spanned="1" table:number-matrix-rows-spanned="1" table:formula="of:=SUM([.W3:.W14]=[.$AI3:.$AI14])" office:value-type="float"/>
          <table:table-cell table:number-matrix-columns-spanned="1" table:number-matrix-rows-spanned="1" table:formula="of:=SUM([.X3:.X14]=[.$AJ3:.$AJ14])" office:value-type="float"/>
          <table:table-cell table:number-matrix-columns-spanned="1" table:number-matrix-rows-spanned="1" table:formula="of:=SUM([.Y3:.Y14]=[.$AK3:.$AK14])" office:value-type="float"/>
          <table:table-cell table:number-matrix-columns-spanned="1" table:number-matrix-rows-spanned="1" table:formula="of:=SUM([.Z3:.Z14]=[.$AF3:.$AF14])" office:value-type="float"/>
          <table:table-cell table:number-matrix-columns-spanned="1" table:number-matrix-rows-spanned="1" table:formula="of:=SUM([.AA3:.AA14]=[.$AG3:.$AG14])" office:value-type="float"/>
          <table:table-cell table:number-matrix-columns-spanned="1" table:number-matrix-rows-spanned="1" table:formula="of:=SUM([.AB3:.AB14]=[.$AH3:.$AH14])" office:value-type="float"/>
          <table:table-cell table:number-matrix-columns-spanned="1" table:number-matrix-rows-spanned="1" table:formula="of:=SUM([.AC3:.AC14]=[.$AI3:.$AI14])" office:value-type="float"/>
          <table:table-cell table:number-matrix-columns-spanned="1" table:number-matrix-rows-spanned="1" table:formula="of:=SUM([.AD3:.AD14]=[.$AJ3:.$AJ14])" office:value-type="float"/>
          <table:table-cell table:number-matrix-columns-spanned="1" table:number-matrix-rows-spanned="1" table:formula="of:=SUM([.AE3:.AE14]=[.$AK3:.$AK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AL3:.$AL14])" office:value-type="float"/>
          <table:table-cell table:number-matrix-columns-spanned="1" table:number-matrix-rows-spanned="1" table:formula="of:=SUM([.C3:.C14]&lt;[.$AM3:.$AM14])" office:value-type="float"/>
          <table:table-cell table:number-matrix-columns-spanned="1" table:number-matrix-rows-spanned="1" table:formula="of:=SUM([.D3:.D14]&lt;[.$AN3:.$AN14])" office:value-type="float"/>
          <table:table-cell table:number-matrix-columns-spanned="1" table:number-matrix-rows-spanned="1" table:formula="of:=SUM([.E3:.E14]&lt;[.$AO3:.$AO14])" office:value-type="float"/>
          <table:table-cell table:number-matrix-columns-spanned="1" table:number-matrix-rows-spanned="1" table:formula="of:=SUM([.F3:.F14]&lt;[.$AP3:.$AP14])" office:value-type="float"/>
          <table:table-cell table:number-matrix-columns-spanned="1" table:number-matrix-rows-spanned="1" table:formula="of:=SUM([.G3:.G14]&lt;[.$AQ3:.$AQ14])" office:value-type="float"/>
          <table:table-cell table:number-matrix-columns-spanned="1" table:number-matrix-rows-spanned="1" table:formula="of:=SUM([.H3:.H14]&lt;[.$AL3:.$AL14])" office:value-type="float"/>
          <table:table-cell table:number-matrix-columns-spanned="1" table:number-matrix-rows-spanned="1" table:formula="of:=SUM([.I3:.I14]&lt;[.$AM3:.$AM14])" office:value-type="float"/>
          <table:table-cell table:number-matrix-columns-spanned="1" table:number-matrix-rows-spanned="1" table:formula="of:=SUM([.J3:.J14]&lt;[.$AN3:.$AN14])" office:value-type="float"/>
          <table:table-cell table:number-matrix-columns-spanned="1" table:number-matrix-rows-spanned="1" table:formula="of:=SUM([.K3:.K14]&lt;[.$AO3:.$AO14])" office:value-type="float"/>
          <table:table-cell table:number-matrix-columns-spanned="1" table:number-matrix-rows-spanned="1" table:formula="of:=SUM([.L3:.L14]&lt;[.$AP3:.$AP14])" office:value-type="float"/>
          <table:table-cell table:number-matrix-columns-spanned="1" table:number-matrix-rows-spanned="1" table:formula="of:=SUM([.M3:.M14]&lt;[.$AQ3:.$AQ14])" office:value-type="float"/>
          <table:table-cell table:number-matrix-columns-spanned="1" table:number-matrix-rows-spanned="1" table:formula="of:=SUM([.N3:.N14]&lt;[.$AL3:.$AL14])" office:value-type="float"/>
          <table:table-cell table:number-matrix-columns-spanned="1" table:number-matrix-rows-spanned="1" table:formula="of:=SUM([.O3:.O14]&lt;[.$AM3:.$AM14])" office:value-type="float"/>
          <table:table-cell table:number-matrix-columns-spanned="1" table:number-matrix-rows-spanned="1" table:formula="of:=SUM([.P3:.P14]&lt;[.$AN3:.$AN14])" office:value-type="float"/>
          <table:table-cell table:number-matrix-columns-spanned="1" table:number-matrix-rows-spanned="1" table:formula="of:=SUM([.Q3:.Q14]&lt;[.$AO3:.$AO14])" office:value-type="float"/>
          <table:table-cell table:number-matrix-columns-spanned="1" table:number-matrix-rows-spanned="1" table:formula="of:=SUM([.R3:.R14]&lt;[.$AP3:.$AP14])" office:value-type="float"/>
          <table:table-cell table:number-matrix-columns-spanned="1" table:number-matrix-rows-spanned="1" table:formula="of:=SUM([.S3:.S14]&lt;[.$AQ3:.$AQ14])" office:value-type="float"/>
          <table:table-cell table:number-matrix-columns-spanned="1" table:number-matrix-rows-spanned="1" table:formula="of:=SUM([.T3:.T14]&lt;[.$AL3:.$AL14])" office:value-type="float"/>
          <table:table-cell table:number-matrix-columns-spanned="1" table:number-matrix-rows-spanned="1" table:formula="of:=SUM([.U3:.U14]&lt;[.$AM3:.$AM14])" office:value-type="float"/>
          <table:table-cell table:number-matrix-columns-spanned="1" table:number-matrix-rows-spanned="1" table:formula="of:=SUM([.V3:.V14]&lt;[.$AN3:.$AN14])" office:value-type="float"/>
          <table:table-cell table:number-matrix-columns-spanned="1" table:number-matrix-rows-spanned="1" table:formula="of:=SUM([.W3:.W14]&lt;[.$AO3:.$AO14])" office:value-type="float"/>
          <table:table-cell table:number-matrix-columns-spanned="1" table:number-matrix-rows-spanned="1" table:formula="of:=SUM([.X3:.X14]&lt;[.$AP3:.$AP14])" office:value-type="float"/>
          <table:table-cell table:number-matrix-columns-spanned="1" table:number-matrix-rows-spanned="1" table:formula="of:=SUM([.Y3:.Y14]&lt;[.$AQ3:.$AQ14])" office:value-type="float"/>
          <table:table-cell table:number-matrix-columns-spanned="1" table:number-matrix-rows-spanned="1" table:formula="of:=SUM([.Z3:.Z14]&lt;[.$AL3:.$AL14])" office:value-type="float"/>
          <table:table-cell table:number-matrix-columns-spanned="1" table:number-matrix-rows-spanned="1" table:formula="of:=SUM([.AA3:.AA14]&lt;[.$AM3:.$AM14])" office:value-type="float"/>
          <table:table-cell table:number-matrix-columns-spanned="1" table:number-matrix-rows-spanned="1" table:formula="of:=SUM([.AB3:.AB14]&lt;[.$AN3:.$AN14])" office:value-type="float"/>
          <table:table-cell table:number-matrix-columns-spanned="1" table:number-matrix-rows-spanned="1" table:formula="of:=SUM([.AC3:.AC14]&lt;[.$AO3:.$AO14])" office:value-type="float"/>
          <table:table-cell table:number-matrix-columns-spanned="1" table:number-matrix-rows-spanned="1" table:formula="of:=SUM([.AD3:.AD14]&lt;[.$AP3:.$AP14])" office:value-type="float"/>
          <table:table-cell table:number-matrix-columns-spanned="1" table:number-matrix-rows-spanned="1" table:formula="of:=SUM([.AE3:.AE14]&lt;[.$AQ3:.$AQ14])" office:value-type="float"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4]&gt;[.$AL3:.$AL14])" office:value-type="float"/>
          <table:table-cell table:number-matrix-columns-spanned="1" table:number-matrix-rows-spanned="1" table:formula="of:=SUM([.C3:.C14]&gt;[.$AM3:.$AM14])" office:value-type="float"/>
          <table:table-cell table:number-matrix-columns-spanned="1" table:number-matrix-rows-spanned="1" table:formula="of:=SUM([.D3:.D14]&gt;[.$AN3:.$AN14])" office:value-type="float"/>
          <table:table-cell table:number-matrix-columns-spanned="1" table:number-matrix-rows-spanned="1" table:formula="of:=SUM([.E3:.E14]&gt;[.$AO3:.$AO14])" office:value-type="float"/>
          <table:table-cell table:number-matrix-columns-spanned="1" table:number-matrix-rows-spanned="1" table:formula="of:=SUM([.F3:.F14]&gt;[.$AP3:.$AP14])" office:value-type="float"/>
          <table:table-cell table:number-matrix-columns-spanned="1" table:number-matrix-rows-spanned="1" table:formula="of:=SUM([.G3:.G14]&gt;[.$AQ3:.$AQ14])" office:value-type="float"/>
          <table:table-cell table:number-matrix-columns-spanned="1" table:number-matrix-rows-spanned="1" table:formula="of:=SUM([.H3:.H14]&gt;[.$AL3:.$AL14])" office:value-type="float"/>
          <table:table-cell table:number-matrix-columns-spanned="1" table:number-matrix-rows-spanned="1" table:formula="of:=SUM([.I3:.I14]&gt;[.$AM3:.$AM14])" office:value-type="float"/>
          <table:table-cell table:number-matrix-columns-spanned="1" table:number-matrix-rows-spanned="1" table:formula="of:=SUM([.J3:.J14]&gt;[.$AN3:.$AN14])" office:value-type="float"/>
          <table:table-cell table:number-matrix-columns-spanned="1" table:number-matrix-rows-spanned="1" table:formula="of:=SUM([.K3:.K14]&gt;[.$AO3:.$AO14])" office:value-type="float"/>
          <table:table-cell table:number-matrix-columns-spanned="1" table:number-matrix-rows-spanned="1" table:formula="of:=SUM([.L3:.L14]&gt;[.$AP3:.$AP14])" office:value-type="float"/>
          <table:table-cell table:number-matrix-columns-spanned="1" table:number-matrix-rows-spanned="1" table:formula="of:=SUM([.M3:.M14]&gt;[.$AQ3:.$AQ14])" office:value-type="float"/>
          <table:table-cell table:number-matrix-columns-spanned="1" table:number-matrix-rows-spanned="1" table:formula="of:=SUM([.N3:.N14]&gt;[.$AL3:.$AL14])" office:value-type="float"/>
          <table:table-cell table:number-matrix-columns-spanned="1" table:number-matrix-rows-spanned="1" table:formula="of:=SUM([.O3:.O14]&gt;[.$AM3:.$AM14])" office:value-type="float"/>
          <table:table-cell table:number-matrix-columns-spanned="1" table:number-matrix-rows-spanned="1" table:formula="of:=SUM([.P3:.P14]&gt;[.$AN3:.$AN14])" office:value-type="float"/>
          <table:table-cell table:number-matrix-columns-spanned="1" table:number-matrix-rows-spanned="1" table:formula="of:=SUM([.Q3:.Q14]&gt;[.$AO3:.$AO14])" office:value-type="float"/>
          <table:table-cell table:number-matrix-columns-spanned="1" table:number-matrix-rows-spanned="1" table:formula="of:=SUM([.R3:.R14]&gt;[.$AP3:.$AP14])" office:value-type="float"/>
          <table:table-cell table:number-matrix-columns-spanned="1" table:number-matrix-rows-spanned="1" table:formula="of:=SUM([.S3:.S14]&gt;[.$AQ3:.$AQ14])" office:value-type="float"/>
          <table:table-cell table:number-matrix-columns-spanned="1" table:number-matrix-rows-spanned="1" table:formula="of:=SUM([.T3:.T14]&gt;[.$AL3:.$AL14])" office:value-type="float"/>
          <table:table-cell table:number-matrix-columns-spanned="1" table:number-matrix-rows-spanned="1" table:formula="of:=SUM([.U3:.U14]&gt;[.$AM3:.$AM14])" office:value-type="float"/>
          <table:table-cell table:number-matrix-columns-spanned="1" table:number-matrix-rows-spanned="1" table:formula="of:=SUM([.V3:.V14]&gt;[.$AN3:.$AN14])" office:value-type="float"/>
          <table:table-cell table:number-matrix-columns-spanned="1" table:number-matrix-rows-spanned="1" table:formula="of:=SUM([.W3:.W14]&gt;[.$AO3:.$AO14])" office:value-type="float"/>
          <table:table-cell table:number-matrix-columns-spanned="1" table:number-matrix-rows-spanned="1" table:formula="of:=SUM([.X3:.X14]&gt;[.$AP3:.$AP14])" office:value-type="float"/>
          <table:table-cell table:number-matrix-columns-spanned="1" table:number-matrix-rows-spanned="1" table:formula="of:=SUM([.Y3:.Y14]&gt;[.$AQ3:.$AQ14])" office:value-type="float"/>
          <table:table-cell table:number-matrix-columns-spanned="1" table:number-matrix-rows-spanned="1" table:formula="of:=SUM([.Z3:.Z14]&gt;[.$AL3:.$AL14])" office:value-type="float"/>
          <table:table-cell table:number-matrix-columns-spanned="1" table:number-matrix-rows-spanned="1" table:formula="of:=SUM([.AA3:.AA14]&gt;[.$AM3:.$AM14])" office:value-type="float"/>
          <table:table-cell table:number-matrix-columns-spanned="1" table:number-matrix-rows-spanned="1" table:formula="of:=SUM([.AB3:.AB14]&gt;[.$AN3:.$AN14])" office:value-type="float"/>
          <table:table-cell table:number-matrix-columns-spanned="1" table:number-matrix-rows-spanned="1" table:formula="of:=SUM([.AC3:.AC14]&gt;[.$AO3:.$AO14])" office:value-type="float"/>
          <table:table-cell table:number-matrix-columns-spanned="1" table:number-matrix-rows-spanned="1" table:formula="of:=SUM([.AD3:.AD14]&gt;[.$AP3:.$AP14])" office:value-type="float"/>
          <table:table-cell table:number-matrix-columns-spanned="1" table:number-matrix-rows-spanned="1" table:formula="of:=SUM([.AE3:.AE14]&gt;[.$AQ3:.$AQ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R3:.$AR14])" office:value-type="float"/>
          <table:table-cell table:number-matrix-columns-spanned="1" table:number-matrix-rows-spanned="1" table:formula="of:=SUM([.C3:.C14]=[.$AS3:.$AS14])" office:value-type="float"/>
          <table:table-cell table:number-matrix-columns-spanned="1" table:number-matrix-rows-spanned="1" table:formula="of:=SUM([.D3:.D14]=[.$AT3:.$AT14])" office:value-type="float"/>
          <table:table-cell table:number-matrix-columns-spanned="1" table:number-matrix-rows-spanned="1" table:formula="of:=SUM([.E3:.E14]=[.$AU3:.$AU14])" office:value-type="float"/>
          <table:table-cell table:number-matrix-columns-spanned="1" table:number-matrix-rows-spanned="1" table:formula="of:=SUM([.F3:.F14]=[.$AV3:.$AV14])" office:value-type="float"/>
          <table:table-cell table:number-matrix-columns-spanned="1" table:number-matrix-rows-spanned="1" table:formula="of:=SUM([.G3:.G14]=[.$AW3:.$AW14])" office:value-type="float"/>
          <table:table-cell table:number-matrix-columns-spanned="1" table:number-matrix-rows-spanned="1" table:formula="of:=SUM([.H3:.H14]=[.$AR3:.$AR14])" office:value-type="float"/>
          <table:table-cell table:number-matrix-columns-spanned="1" table:number-matrix-rows-spanned="1" table:formula="of:=SUM([.I3:.I14]=[.$AS3:.$AS14])" office:value-type="float"/>
          <table:table-cell table:number-matrix-columns-spanned="1" table:number-matrix-rows-spanned="1" table:formula="of:=SUM([.J3:.J14]=[.$AT3:.$AT14])" office:value-type="float"/>
          <table:table-cell table:number-matrix-columns-spanned="1" table:number-matrix-rows-spanned="1" table:formula="of:=SUM([.K3:.K14]=[.$AU3:.$AU14])" office:value-type="float"/>
          <table:table-cell table:number-matrix-columns-spanned="1" table:number-matrix-rows-spanned="1" table:formula="of:=SUM([.L3:.L14]=[.$AV3:.$AV14])" office:value-type="float"/>
          <table:table-cell table:number-matrix-columns-spanned="1" table:number-matrix-rows-spanned="1" table:formula="of:=SUM([.M3:.M14]=[.$AW3:.$AW14])" office:value-type="float"/>
          <table:table-cell table:number-matrix-columns-spanned="1" table:number-matrix-rows-spanned="1" table:formula="of:=SUM([.N3:.N14]=[.$AR3:.$AR14])" office:value-type="float"/>
          <table:table-cell table:number-matrix-columns-spanned="1" table:number-matrix-rows-spanned="1" table:formula="of:=SUM([.O3:.O14]=[.$AS3:.$AS14])" office:value-type="float"/>
          <table:table-cell table:number-matrix-columns-spanned="1" table:number-matrix-rows-spanned="1" table:formula="of:=SUM([.P3:.P14]=[.$AT3:.$AT14])" office:value-type="float"/>
          <table:table-cell table:number-matrix-columns-spanned="1" table:number-matrix-rows-spanned="1" table:formula="of:=SUM([.Q3:.Q14]=[.$AU3:.$AU14])" office:value-type="float"/>
          <table:table-cell table:number-matrix-columns-spanned="1" table:number-matrix-rows-spanned="1" table:formula="of:=SUM([.R3:.R14]=[.$AV3:.$AV14])" office:value-type="float"/>
          <table:table-cell table:number-matrix-columns-spanned="1" table:number-matrix-rows-spanned="1" table:formula="of:=SUM([.S3:.S14]=[.$AW3:.$AW14])" office:value-type="float"/>
          <table:table-cell table:number-matrix-columns-spanned="1" table:number-matrix-rows-spanned="1" table:formula="of:=SUM([.T3:.T14]=[.$AR3:.$AR14])" office:value-type="float"/>
          <table:table-cell table:number-matrix-columns-spanned="1" table:number-matrix-rows-spanned="1" table:formula="of:=SUM([.U3:.U14]=[.$AS3:.$AS14])" office:value-type="float"/>
          <table:table-cell table:number-matrix-columns-spanned="1" table:number-matrix-rows-spanned="1" table:formula="of:=SUM([.V3:.V14]=[.$AT3:.$AT14])" office:value-type="float"/>
          <table:table-cell table:number-matrix-columns-spanned="1" table:number-matrix-rows-spanned="1" table:formula="of:=SUM([.W3:.W14]=[.$AU3:.$AU14])" office:value-type="float"/>
          <table:table-cell table:number-matrix-columns-spanned="1" table:number-matrix-rows-spanned="1" table:formula="of:=SUM([.X3:.X14]=[.$AV3:.$AV14])" office:value-type="float"/>
          <table:table-cell table:number-matrix-columns-spanned="1" table:number-matrix-rows-spanned="1" table:formula="of:=SUM([.Y3:.Y14]=[.$AW3:.$AW14])" office:value-type="float"/>
          <table:table-cell table:number-matrix-columns-spanned="1" table:number-matrix-rows-spanned="1" table:formula="of:=SUM([.Z3:.Z14]=[.$AR3:.$AR14])" office:value-type="float"/>
          <table:table-cell table:number-matrix-columns-spanned="1" table:number-matrix-rows-spanned="1" table:formula="of:=SUM([.AA3:.AA14]=[.$AS3:.$AS14])" office:value-type="float"/>
          <table:table-cell table:number-matrix-columns-spanned="1" table:number-matrix-rows-spanned="1" table:formula="of:=SUM([.AB3:.AB14]=[.$AT3:.$AT14])" office:value-type="float"/>
          <table:table-cell table:number-matrix-columns-spanned="1" table:number-matrix-rows-spanned="1" table:formula="of:=SUM([.AC3:.AC14]=[.$AU3:.$AU14])" office:value-type="float"/>
          <table:table-cell table:number-matrix-columns-spanned="1" table:number-matrix-rows-spanned="1" table:formula="of:=SUM([.AD3:.AD14]=[.$AV3:.$AV14])" office:value-type="float"/>
          <table:table-cell table:number-matrix-columns-spanned="1" table:number-matrix-rows-spanned="1" table:formula="of:=SUM([.AE3:.AE14]=[.$AW3:.$AW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ctt-qq_opt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qnotq_op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qnotq_optqnotq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enum_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ctt-enum_nonopt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ud1/instances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formula="of:=AVERAGE([Instances.G3:Instances.G14])" office:value-type="float"/>
          <table:table-cell table:style-name="cellBest" table:formula="of:=AVERAGE([Instances.H3:Instances.H14])" office:value-type="float"/>
          <table:table-cell table:formula="of:=SUM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AVERAGE([Instances.M3:Instances.M14])" office:value-type="float"/>
          <table:table-cell table:formula="of:=AVERAGE([Instances.N3:Instances.N14])" office:value-type="float"/>
          <table:table-cell table:formula="of:=SUM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style-name="cellWorst" table:formula="of:=AVERAGE([Instances.T3:Instances.T14])" office:value-type="float"/>
          <table:table-cell table:formula="of:=SUM([Instances.U3:Instances.U14])" office:value-type="float"/>
          <table:table-cell table:formula="of:=AVERAGE([Instances.V3:Instances.V14])" office:value-type="float"/>
          <table:table-cell table:formula="of:=AVERAGE([Instances.W3:Instances.W14])" office:value-type="float"/>
          <table:table-cell table:formula="of:=AVERAGE([Instances.X3:Instances.X14])" office:value-type="float"/>
          <table:table-cell table:style-name="cellBest" table:formula="of:=AVERAGE([Instances.Y3:Instances.Y14])" office:value-type="float"/>
          <table:table-cell table:formula="of:=AVERAGE([Instances.Z3:Instances.Z14])" office:value-type="float"/>
          <table:table-cell table:formula="of:=SUM([Instances.AA3:Instances.AA14])" office:value-type="float"/>
          <table:table-cell table:formula="of:=AVERAGE([Instances.AB3:Instances.AB14])" office:value-type="float"/>
          <table:table-cell table:formula="of:=AVERAGE([Instances.AC3:Instances.AC14])" office:value-type="float"/>
          <table:table-cell table:formula="of:=AVERAGE([Instances.AD3:Instances.AD14])" office:value-type="float"/>
          <table:table-cell table:formula="of:=AVERAGE([Instances.AE3:Instances.AE14])" office:value-type="float"/>
          <table:table-cell table:formula="of:=MIN([.$B3];[.$H3];[.$N3];[.$T3];[.$Z3])" office:value-type="float"/>
          <table:table-cell table:formula="of:=MIN([.$C3];[.$I3];[.$O3];[.$U3];[.$AA3])" office:value-type="float"/>
          <table:table-cell table:formula="of:=MIN([.$D3];[.$J3];[.$P3];[.$V3];[.$AB3])" office:value-type="float"/>
          <table:table-cell table:formula="of:=MIN([.$E3];[.$K3];[.$Q3];[.$W3];[.$AC3])" office:value-type="float"/>
          <table:table-cell table:formula="of:=MIN([.$F3];[.$L3];[.$R3];[.$X3];[.$AD3])" office:value-type="float"/>
          <table:table-cell table:formula="of:=MIN([.$G3];[.$M3];[.$S3];[.$Y3];[.$AE3])" office:value-type="float"/>
          <table:table-cell table:formula="of:=MEDIAN([.$B3];[.$H3];[.$N3];[.$T3];[.$Z3])" office:value-type="float"/>
          <table:table-cell table:formula="of:=MEDIAN([.$C3];[.$I3];[.$O3];[.$U3];[.$AA3])" office:value-type="float"/>
          <table:table-cell table:formula="of:=MEDIAN([.$D3];[.$J3];[.$P3];[.$V3];[.$AB3])" office:value-type="float"/>
          <table:table-cell table:formula="of:=MEDIAN([.$E3];[.$K3];[.$Q3];[.$W3];[.$AC3])" office:value-type="float"/>
          <table:table-cell table:formula="of:=MEDIAN([.$F3];[.$L3];[.$R3];[.$X3];[.$AD3])" office:value-type="float"/>
          <table:table-cell table:formula="of:=MEDIAN([.$G3];[.$M3];[.$S3];[.$Y3];[.$AE3])" office:value-type="float"/>
          <table:table-cell table:formula="of:=MAX([.$B3];[.$H3];[.$N3];[.$T3];[.$Z3])" office:value-type="float"/>
          <table:table-cell table:formula="of:=MAX([.$C3];[.$I3];[.$O3];[.$U3];[.$AA3])" office:value-type="float"/>
          <table:table-cell table:formula="of:=MAX([.$D3];[.$J3];[.$P3];[.$V3];[.$AB3])" office:value-type="float"/>
          <table:table-cell table:formula="of:=MAX([.$E3];[.$K3];[.$Q3];[.$W3];[.$AC3])" office:value-type="float"/>
          <table:table-cell table:formula="of:=MAX([.$F3];[.$L3];[.$R3];[.$X3];[.$AD3])" office:value-type="float"/>
          <table:table-cell table:formula="of:=MAX([.$G3];[.$M3];[.$S3];[.$Y3];[.$AE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style-name="cellBest"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style-name="cellWorst"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style-name="cellBest"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style-name="cellBest"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style-name="cellWorst"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style-name="cellBest"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F3:.$AF3])^2)^0.5" office:value-type="float"/>
          <table:table-cell table:number-matrix-columns-spanned="1" table:number-matrix-rows-spanned="1" table:formula="of:=SUM(([.C3:.C3]-[.$AG3:.$AG3])^2)^0.5" office:value-type="float"/>
          <table:table-cell table:number-matrix-columns-spanned="1" table:number-matrix-rows-spanned="1" table:formula="of:=SUM(([.D3:.D3]-[.$AH3:.$AH3])^2)^0.5" office:value-type="float"/>
          <table:table-cell table:number-matrix-columns-spanned="1" table:number-matrix-rows-spanned="1" table:formula="of:=SUM(([.E3:.E3]-[.$AI3:.$AI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K3:.$AK3])^2)^0.5" office:value-type="float"/>
          <table:table-cell table:style-name="cellBest" table:number-matrix-columns-spanned="1" table:number-matrix-rows-spanned="1" table:formula="of:=SUM(([.H3:.H3]-[.$AF3:.$AF3])^2)^0.5" office:value-type="float"/>
          <table:table-cell table:number-matrix-columns-spanned="1" table:number-matrix-rows-spanned="1" table:formula="of:=SUM(([.I3:.I3]-[.$AG3:.$AG3])^2)^0.5" office:value-type="float"/>
          <table:table-cell table:number-matrix-columns-spanned="1" table:number-matrix-rows-spanned="1" table:formula="of:=SUM(([.J3:.J3]-[.$AH3:.$AH3])^2)^0.5" office:value-type="float"/>
          <table:table-cell table:number-matrix-columns-spanned="1" table:number-matrix-rows-spanned="1" table:formula="of:=SUM(([.K3:.K3]-[.$AI3:.$AI3])^2)^0.5" office:value-type="float"/>
          <table:table-cell table:number-matrix-columns-spanned="1" table:number-matrix-rows-spanned="1" table:formula="of:=SUM(([.L3:.L3]-[.$AJ3:.$AJ3])^2)^0.5" office:value-type="float"/>
          <table:table-cell table:number-matrix-columns-spanned="1" table:number-matrix-rows-spanned="1" table:formula="of:=SUM(([.M3:.M3]-[.$AK3:.$AK3])^2)^0.5" office:value-type="float"/>
          <table:table-cell table:number-matrix-columns-spanned="1" table:number-matrix-rows-spanned="1" table:formula="of:=SUM(([.N3:.N3]-[.$AF3:.$AF3])^2)^0.5" office:value-type="float"/>
          <table:table-cell table:number-matrix-columns-spanned="1" table:number-matrix-rows-spanned="1" table:formula="of:=SUM(([.O3:.O3]-[.$AG3:.$AG3])^2)^0.5" office:value-type="float"/>
          <table:table-cell table:number-matrix-columns-spanned="1" table:number-matrix-rows-spanned="1" table:formula="of:=SUM(([.P3:.P3]-[.$AH3:.$AH3])^2)^0.5" office:value-type="float"/>
          <table:table-cell table:number-matrix-columns-spanned="1" table:number-matrix-rows-spanned="1" table:formula="of:=SUM(([.Q3:.Q3]-[.$AI3:.$AI3])^2)^0.5" office:value-type="float"/>
          <table:table-cell table:number-matrix-columns-spanned="1" table:number-matrix-rows-spanned="1" table:formula="of:=SUM(([.R3:.R3]-[.$AJ3:.$AJ3])^2)^0.5" office:value-type="float"/>
          <table:table-cell table:number-matrix-columns-spanned="1" table:number-matrix-rows-spanned="1" table:formula="of:=SUM(([.S3:.S3]-[.$AK3:.$AK3])^2)^0.5" office:value-type="float"/>
          <table:table-cell table:style-name="cellWorst" table:number-matrix-columns-spanned="1" table:number-matrix-rows-spanned="1" table:formula="of:=SUM(([.T3:.T3]-[.$AF3:.$AF3])^2)^0.5" office:value-type="float"/>
          <table:table-cell table:number-matrix-columns-spanned="1" table:number-matrix-rows-spanned="1" table:formula="of:=SUM(([.U3:.U3]-[.$AG3:.$AG3])^2)^0.5" office:value-type="float"/>
          <table:table-cell table:number-matrix-columns-spanned="1" table:number-matrix-rows-spanned="1" table:formula="of:=SUM(([.V3:.V3]-[.$AH3:.$AH3])^2)^0.5" office:value-type="float"/>
          <table:table-cell table:number-matrix-columns-spanned="1" table:number-matrix-rows-spanned="1" table:formula="of:=SUM(([.W3:.W3]-[.$AI3:.$AI3])^2)^0.5" office:value-type="float"/>
          <table:table-cell table:number-matrix-columns-spanned="1" table:number-matrix-rows-spanned="1" table:formula="of:=SUM(([.X3:.X3]-[.$AJ3:.$AJ3])^2)^0.5" office:value-type="float"/>
          <table:table-cell table:style-name="cellBest" table:number-matrix-columns-spanned="1" table:number-matrix-rows-spanned="1" table:formula="of:=SUM(([.Y3:.Y3]-[.$AK3:.$AK3])^2)^0.5" office:value-type="float"/>
          <table:table-cell table:number-matrix-columns-spanned="1" table:number-matrix-rows-spanned="1" table:formula="of:=SUM(([.Z3:.Z3]-[.$AF3:.$AF3])^2)^0.5" office:value-type="float"/>
          <table:table-cell table:number-matrix-columns-spanned="1" table:number-matrix-rows-spanned="1" table:formula="of:=SUM(([.AA3:.AA3]-[.$AG3:.$AG3])^2)^0.5" office:value-type="float"/>
          <table:table-cell table:number-matrix-columns-spanned="1" table:number-matrix-rows-spanned="1" table:formula="of:=SUM(([.AB3:.AB3]-[.$AH3:.$AH3])^2)^0.5" office:value-type="float"/>
          <table:table-cell table:number-matrix-columns-spanned="1" table:number-matrix-rows-spanned="1" table:formula="of:=SUM(([.AC3:.AC3]-[.$AI3:.$AI3])^2)^0.5" office:value-type="float"/>
          <table:table-cell table:number-matrix-columns-spanned="1" table:number-matrix-rows-spanned="1" table:formula="of:=SUM(([.AD3:.AD3]-[.$AJ3:.$AJ3])^2)^0.5" office:value-type="float"/>
          <table:table-cell table:number-matrix-columns-spanned="1" table:number-matrix-rows-spanned="1" table:formula="of:=SUM(([.AE3:.AE3]-[.$AK3:.$AK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F3:.$AF3])" office:value-type="float"/>
          <table:table-cell table:number-matrix-columns-spanned="1" table:number-matrix-rows-spanned="1" table:formula="of:=SUM([.I3:.I3]=[.$AG3:.$AG3])" office:value-type="float"/>
          <table:table-cell table:number-matrix-columns-spanned="1" table:number-matrix-rows-spanned="1" table:formula="of:=SUM([.J3:.J3]=[.$AH3:.$AH3])" office:value-type="float"/>
          <table:table-cell table:number-matrix-columns-spanned="1" table:number-matrix-rows-spanned="1" table:formula="of:=SUM([.K3:.K3]=[.$AI3:.$AI3])" office:value-type="float"/>
          <table:table-cell table:number-matrix-columns-spanned="1" table:number-matrix-rows-spanned="1" table:formula="of:=SUM([.L3:.L3]=[.$AJ3:.$AJ3])" office:value-type="float"/>
          <table:table-cell table:number-matrix-columns-spanned="1" table:number-matrix-rows-spanned="1" table:formula="of:=SUM([.M3:.M3]=[.$AK3:.$AK3])" office:value-type="float"/>
          <table:table-cell table:number-matrix-columns-spanned="1" table:number-matrix-rows-spanned="1" table:formula="of:=SUM([.N3:.N3]=[.$AF3:.$AF3])" office:value-type="float"/>
          <table:table-cell table:number-matrix-columns-spanned="1" table:number-matrix-rows-spanned="1" table:formula="of:=SUM([.O3:.O3]=[.$AG3:.$AG3])" office:value-type="float"/>
          <table:table-cell table:number-matrix-columns-spanned="1" table:number-matrix-rows-spanned="1" table:formula="of:=SUM([.P3:.P3]=[.$AH3:.$AH3])" office:value-type="float"/>
          <table:table-cell table:number-matrix-columns-spanned="1" table:number-matrix-rows-spanned="1" table:formula="of:=SUM([.Q3:.Q3]=[.$AI3:.$AI3])" office:value-type="float"/>
          <table:table-cell table:number-matrix-columns-spanned="1" table:number-matrix-rows-spanned="1" table:formula="of:=SUM([.R3:.R3]=[.$AJ3:.$AJ3])" office:value-type="float"/>
          <table:table-cell table:number-matrix-columns-spanned="1" table:number-matrix-rows-spanned="1" table:formula="of:=SUM([.S3:.S3]=[.$AK3:.$AK3])" office:value-type="float"/>
          <table:table-cell table:number-matrix-columns-spanned="1" table:number-matrix-rows-spanned="1" table:formula="of:=SUM([.T3:.T3]=[.$AF3:.$AF3])" office:value-type="float"/>
          <table:table-cell table:number-matrix-columns-spanned="1" table:number-matrix-rows-spanned="1" table:formula="of:=SUM([.U3:.U3]=[.$AG3:.$AG3])" office:value-type="float"/>
          <table:table-cell table:number-matrix-columns-spanned="1" table:number-matrix-rows-spanned="1" table:formula="of:=SUM([.V3:.V3]=[.$AH3:.$AH3])" office:value-type="float"/>
          <table:table-cell table:number-matrix-columns-spanned="1" table:number-matrix-rows-spanned="1" table:formula="of:=SUM([.W3:.W3]=[.$AI3:.$AI3])" office:value-type="float"/>
          <table:table-cell table:number-matrix-columns-spanned="1" table:number-matrix-rows-spanned="1" table:formula="of:=SUM([.X3:.X3]=[.$AJ3:.$AJ3])" office:value-type="float"/>
          <table:table-cell table:number-matrix-columns-spanned="1" table:number-matrix-rows-spanned="1" table:formula="of:=SUM([.Y3:.Y3]=[.$AK3:.$AK3])" office:value-type="float"/>
          <table:table-cell table:number-matrix-columns-spanned="1" table:number-matrix-rows-spanned="1" table:formula="of:=SUM([.Z3:.Z3]=[.$AF3:.$AF3])" office:value-type="float"/>
          <table:table-cell table:number-matrix-columns-spanned="1" table:number-matrix-rows-spanned="1" table:formula="of:=SUM([.AA3:.AA3]=[.$AG3:.$AG3])" office:value-type="float"/>
          <table:table-cell table:number-matrix-columns-spanned="1" table:number-matrix-rows-spanned="1" table:formula="of:=SUM([.AB3:.AB3]=[.$AH3:.$AH3])" office:value-type="float"/>
          <table:table-cell table:number-matrix-columns-spanned="1" table:number-matrix-rows-spanned="1" table:formula="of:=SUM([.AC3:.AC3]=[.$AI3:.$AI3])" office:value-type="float"/>
          <table:table-cell table:number-matrix-columns-spanned="1" table:number-matrix-rows-spanned="1" table:formula="of:=SUM([.AD3:.AD3]=[.$AJ3:.$AJ3])" office:value-type="float"/>
          <table:table-cell table:number-matrix-columns-spanned="1" table:number-matrix-rows-spanned="1" table:formula="of:=SUM([.AE3:.AE3]=[.$AK3:.$AK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L3:.$AL3])" office:value-type="float"/>
          <table:table-cell table:number-matrix-columns-spanned="1" table:number-matrix-rows-spanned="1" table:formula="of:=SUM([.C3:.C3]&lt;[.$AM3:.$AM3])" office:value-type="float"/>
          <table:table-cell table:number-matrix-columns-spanned="1" table:number-matrix-rows-spanned="1" table:formula="of:=SUM([.D3:.D3]&lt;[.$AN3:.$AN3])" office:value-type="float"/>
          <table:table-cell table:number-matrix-columns-spanned="1" table:number-matrix-rows-spanned="1" table:formula="of:=SUM([.E3:.E3]&lt;[.$AO3:.$AO3])" office:value-type="float"/>
          <table:table-cell table:number-matrix-columns-spanned="1" table:number-matrix-rows-spanned="1" table:formula="of:=SUM([.F3:.F3]&lt;[.$AP3:.$AP3])" office:value-type="float"/>
          <table:table-cell table:number-matrix-columns-spanned="1" table:number-matrix-rows-spanned="1" table:formula="of:=SUM([.G3:.G3]&lt;[.$AQ3:.$AQ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P3:.$AP3])" office:value-type="float"/>
          <table:table-cell table:number-matrix-columns-spanned="1" table:number-matrix-rows-spanned="1" table:formula="of:=SUM([.M3:.M3]&lt;[.$AQ3:.$AQ3])" office:value-type="float"/>
          <table:table-cell table:number-matrix-columns-spanned="1" table:number-matrix-rows-spanned="1" table:formula="of:=SUM([.N3:.N3]&lt;[.$AL3:.$AL3])" office:value-type="float"/>
          <table:table-cell table:number-matrix-columns-spanned="1" table:number-matrix-rows-spanned="1" table:formula="of:=SUM([.O3:.O3]&lt;[.$AM3:.$AM3])" office:value-type="float"/>
          <table:table-cell table:number-matrix-columns-spanned="1" table:number-matrix-rows-spanned="1" table:formula="of:=SUM([.P3:.P3]&lt;[.$AN3:.$AN3])" office:value-type="float"/>
          <table:table-cell table:number-matrix-columns-spanned="1" table:number-matrix-rows-spanned="1" table:formula="of:=SUM([.Q3:.Q3]&lt;[.$AO3:.$AO3])" office:value-type="float"/>
          <table:table-cell table:number-matrix-columns-spanned="1" table:number-matrix-rows-spanned="1" table:formula="of:=SUM([.R3:.R3]&lt;[.$AP3:.$AP3])" office:value-type="float"/>
          <table:table-cell table:number-matrix-columns-spanned="1" table:number-matrix-rows-spanned="1" table:formula="of:=SUM([.S3:.S3]&lt;[.$AQ3:.$AQ3])" office:value-type="float"/>
          <table:table-cell table:number-matrix-columns-spanned="1" table:number-matrix-rows-spanned="1" table:formula="of:=SUM([.T3:.T3]&lt;[.$AL3:.$AL3])" office:value-type="float"/>
          <table:table-cell table:number-matrix-columns-spanned="1" table:number-matrix-rows-spanned="1" table:formula="of:=SUM([.U3:.U3]&lt;[.$AM3:.$AM3])" office:value-type="float"/>
          <table:table-cell table:number-matrix-columns-spanned="1" table:number-matrix-rows-spanned="1" table:formula="of:=SUM([.V3:.V3]&lt;[.$AN3:.$AN3])" office:value-type="float"/>
          <table:table-cell table:number-matrix-columns-spanned="1" table:number-matrix-rows-spanned="1" table:formula="of:=SUM([.W3:.W3]&lt;[.$AO3:.$AO3])" office:value-type="float"/>
          <table:table-cell table:number-matrix-columns-spanned="1" table:number-matrix-rows-spanned="1" table:formula="of:=SUM([.X3:.X3]&lt;[.$AP3:.$AP3])" office:value-type="float"/>
          <table:table-cell table:number-matrix-columns-spanned="1" table:number-matrix-rows-spanned="1" table:formula="of:=SUM([.Y3:.Y3]&lt;[.$AQ3:.$AQ3])" office:value-type="float"/>
          <table:table-cell table:number-matrix-columns-spanned="1" table:number-matrix-rows-spanned="1" table:formula="of:=SUM([.Z3:.Z3]&lt;[.$AL3:.$AL3])" office:value-type="float"/>
          <table:table-cell table:number-matrix-columns-spanned="1" table:number-matrix-rows-spanned="1" table:formula="of:=SUM([.AA3:.AA3]&lt;[.$AM3:.$AM3])" office:value-type="float"/>
          <table:table-cell table:number-matrix-columns-spanned="1" table:number-matrix-rows-spanned="1" table:formula="of:=SUM([.AB3:.AB3]&lt;[.$AN3:.$AN3])" office:value-type="float"/>
          <table:table-cell table:number-matrix-columns-spanned="1" table:number-matrix-rows-spanned="1" table:formula="of:=SUM([.AC3:.AC3]&lt;[.$AO3:.$AO3])" office:value-type="float"/>
          <table:table-cell table:number-matrix-columns-spanned="1" table:number-matrix-rows-spanned="1" table:formula="of:=SUM([.AD3:.AD3]&lt;[.$AP3:.$AP3])" office:value-type="float"/>
          <table:table-cell table:number-matrix-columns-spanned="1" table:number-matrix-rows-spanned="1" table:formula="of:=SUM([.AE3:.AE3]&lt;[.$AQ3:.$AQ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L3:.$AL3])" office:value-type="float"/>
          <table:table-cell table:number-matrix-columns-spanned="1" table:number-matrix-rows-spanned="1" table:formula="of:=SUM([.C3:.C3]&gt;[.$AM3:.$AM3])" office:value-type="float"/>
          <table:table-cell table:number-matrix-columns-spanned="1" table:number-matrix-rows-spanned="1" table:formula="of:=SUM([.D3:.D3]&gt;[.$AN3:.$AN3])" office:value-type="float"/>
          <table:table-cell table:number-matrix-columns-spanned="1" table:number-matrix-rows-spanned="1" table:formula="of:=SUM([.E3:.E3]&gt;[.$AO3:.$AO3])" office:value-type="float"/>
          <table:table-cell table:number-matrix-columns-spanned="1" table:number-matrix-rows-spanned="1" table:formula="of:=SUM([.F3:.F3]&gt;[.$AP3:.$AP3])" office:value-type="float"/>
          <table:table-cell table:number-matrix-columns-spanned="1" table:number-matrix-rows-spanned="1" table:formula="of:=SUM([.G3:.G3]&gt;[.$AQ3:.$AQ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P3:.$AP3])" office:value-type="float"/>
          <table:table-cell table:number-matrix-columns-spanned="1" table:number-matrix-rows-spanned="1" table:formula="of:=SUM([.M3:.M3]&gt;[.$AQ3:.$AQ3])" office:value-type="float"/>
          <table:table-cell table:number-matrix-columns-spanned="1" table:number-matrix-rows-spanned="1" table:formula="of:=SUM([.N3:.N3]&gt;[.$AL3:.$AL3])" office:value-type="float"/>
          <table:table-cell table:number-matrix-columns-spanned="1" table:number-matrix-rows-spanned="1" table:formula="of:=SUM([.O3:.O3]&gt;[.$AM3:.$AM3])" office:value-type="float"/>
          <table:table-cell table:number-matrix-columns-spanned="1" table:number-matrix-rows-spanned="1" table:formula="of:=SUM([.P3:.P3]&gt;[.$AN3:.$AN3])" office:value-type="float"/>
          <table:table-cell table:number-matrix-columns-spanned="1" table:number-matrix-rows-spanned="1" table:formula="of:=SUM([.Q3:.Q3]&gt;[.$AO3:.$AO3])" office:value-type="float"/>
          <table:table-cell table:number-matrix-columns-spanned="1" table:number-matrix-rows-spanned="1" table:formula="of:=SUM([.R3:.R3]&gt;[.$AP3:.$AP3])" office:value-type="float"/>
          <table:table-cell table:number-matrix-columns-spanned="1" table:number-matrix-rows-spanned="1" table:formula="of:=SUM([.S3:.S3]&gt;[.$AQ3:.$AQ3])" office:value-type="float"/>
          <table:table-cell table:number-matrix-columns-spanned="1" table:number-matrix-rows-spanned="1" table:formula="of:=SUM([.T3:.T3]&gt;[.$AL3:.$AL3])" office:value-type="float"/>
          <table:table-cell table:number-matrix-columns-spanned="1" table:number-matrix-rows-spanned="1" table:formula="of:=SUM([.U3:.U3]&gt;[.$AM3:.$AM3])" office:value-type="float"/>
          <table:table-cell table:number-matrix-columns-spanned="1" table:number-matrix-rows-spanned="1" table:formula="of:=SUM([.V3:.V3]&gt;[.$AN3:.$AN3])" office:value-type="float"/>
          <table:table-cell table:number-matrix-columns-spanned="1" table:number-matrix-rows-spanned="1" table:formula="of:=SUM([.W3:.W3]&gt;[.$AO3:.$AO3])" office:value-type="float"/>
          <table:table-cell table:number-matrix-columns-spanned="1" table:number-matrix-rows-spanned="1" table:formula="of:=SUM([.X3:.X3]&gt;[.$AP3:.$AP3])" office:value-type="float"/>
          <table:table-cell table:number-matrix-columns-spanned="1" table:number-matrix-rows-spanned="1" table:formula="of:=SUM([.Y3:.Y3]&gt;[.$AQ3:.$AQ3])" office:value-type="float"/>
          <table:table-cell table:number-matrix-columns-spanned="1" table:number-matrix-rows-spanned="1" table:formula="of:=SUM([.Z3:.Z3]&gt;[.$AL3:.$AL3])" office:value-type="float"/>
          <table:table-cell table:number-matrix-columns-spanned="1" table:number-matrix-rows-spanned="1" table:formula="of:=SUM([.AA3:.AA3]&gt;[.$AM3:.$AM3])" office:value-type="float"/>
          <table:table-cell table:number-matrix-columns-spanned="1" table:number-matrix-rows-spanned="1" table:formula="of:=SUM([.AB3:.AB3]&gt;[.$AN3:.$AN3])" office:value-type="float"/>
          <table:table-cell table:number-matrix-columns-spanned="1" table:number-matrix-rows-spanned="1" table:formula="of:=SUM([.AC3:.AC3]&gt;[.$AO3:.$AO3])" office:value-type="float"/>
          <table:table-cell table:number-matrix-columns-spanned="1" table:number-matrix-rows-spanned="1" table:formula="of:=SUM([.AD3:.AD3]&gt;[.$AP3:.$AP3])" office:value-type="float"/>
          <table:table-cell table:number-matrix-columns-spanned="1" table:number-matrix-rows-spanned="1" table:formula="of:=SUM([.AE3:.AE3]&gt;[.$AQ3:.$AQ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R3:.$AR3])" office:value-type="float"/>
          <table:table-cell table:number-matrix-columns-spanned="1" table:number-matrix-rows-spanned="1" table:formula="of:=SUM([.I3:.I3]=[.$AS3:.$AS3])" office:value-type="float"/>
          <table:table-cell table:number-matrix-columns-spanned="1" table:number-matrix-rows-spanned="1" table:formula="of:=SUM([.J3:.J3]=[.$AT3:.$AT3])" office:value-type="float"/>
          <table:table-cell table:number-matrix-columns-spanned="1" table:number-matrix-rows-spanned="1" table:formula="of:=SUM([.K3:.K3]=[.$AU3:.$AU3])" office:value-type="float"/>
          <table:table-cell table:number-matrix-columns-spanned="1" table:number-matrix-rows-spanned="1" table:formula="of:=SUM([.L3:.L3]=[.$AV3:.$AV3])" office:value-type="float"/>
          <table:table-cell table:number-matrix-columns-spanned="1" table:number-matrix-rows-spanned="1" table:formula="of:=SUM([.M3:.M3]=[.$AW3:.$AW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U3:.$AU3])" office:value-type="float"/>
          <table:table-cell table:number-matrix-columns-spanned="1" table:number-matrix-rows-spanned="1" table:formula="of:=SUM([.R3:.R3]=[.$AV3:.$AV3])" office:value-type="float"/>
          <table:table-cell table:number-matrix-columns-spanned="1" table:number-matrix-rows-spanned="1" table:formula="of:=SUM([.S3:.S3]=[.$AW3:.$AW3])" office:value-type="float"/>
          <table:table-cell table:number-matrix-columns-spanned="1" table:number-matrix-rows-spanned="1" table:formula="of:=SUM([.T3:.T3]=[.$AR3:.$AR3])" office:value-type="float"/>
          <table:table-cell table:number-matrix-columns-spanned="1" table:number-matrix-rows-spanned="1" table:formula="of:=SUM([.U3:.U3]=[.$AS3:.$AS3])" office:value-type="float"/>
          <table:table-cell table:number-matrix-columns-spanned="1" table:number-matrix-rows-spanned="1" table:formula="of:=SUM([.V3:.V3]=[.$AT3:.$AT3])" office:value-type="float"/>
          <table:table-cell table:number-matrix-columns-spanned="1" table:number-matrix-rows-spanned="1" table:formula="of:=SUM([.W3:.W3]=[.$AU3:.$AU3])" office:value-type="float"/>
          <table:table-cell table:number-matrix-columns-spanned="1" table:number-matrix-rows-spanned="1" table:formula="of:=SUM([.X3:.X3]=[.$AV3:.$AV3])" office:value-type="float"/>
          <table:table-cell table:number-matrix-columns-spanned="1" table:number-matrix-rows-spanned="1" table:formula="of:=SUM([.Y3:.Y3]=[.$AW3:.$AW3])" office:value-type="float"/>
          <table:table-cell table:number-matrix-columns-spanned="1" table:number-matrix-rows-spanned="1" table:formula="of:=SUM([.Z3:.Z3]=[.$AR3:.$AR3])" office:value-type="float"/>
          <table:table-cell table:number-matrix-columns-spanned="1" table:number-matrix-rows-spanned="1" table:formula="of:=SUM([.AA3:.AA3]=[.$AS3:.$AS3])" office:value-type="float"/>
          <table:table-cell table:number-matrix-columns-spanned="1" table:number-matrix-rows-spanned="1" table:formula="of:=SUM([.AB3:.AB3]=[.$AT3:.$AT3])" office:value-type="float"/>
          <table:table-cell table:number-matrix-columns-spanned="1" table:number-matrix-rows-spanned="1" table:formula="of:=SUM([.AC3:.AC3]=[.$AU3:.$AU3])" office:value-type="float"/>
          <table:table-cell table:number-matrix-columns-spanned="1" table:number-matrix-rows-spanned="1" table:formula="of:=SUM([.AD3:.AD3]=[.$AV3:.$AV3])" office:value-type="float"/>
          <table:table-cell table:number-matrix-columns-spanned="1" table:number-matrix-rows-spanned="1" table:formula="of:=SUM([.AE3:.AE3]=[.$AW3:.$A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